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0000000CC448E2A4E9CD80DF2.png" manifest:media-type="image/png"/>
  <manifest:file-entry manifest:full-path="Pictures/100010580000879200001508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6.1cm" fo:min-width="11.94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6.1cm" fo:min-width="11.692cm"/>
    </style:style>
    <style:style style:name="gr5" style:family="graphic" style:parent-style-name="standard">
      <style:graphic-properties draw:stroke="none" draw:fill="none" fo:min-height="4.268cm"/>
    </style:style>
    <style:style style:name="gr6" style:family="graphic" style:parent-style-name="standard">
      <style:graphic-properties draw:stroke="none" draw:fill="none" fo:min-height="5.69cm"/>
    </style:style>
    <style:style style:name="gr7" style:family="graphic" style:parent-style-name="standard">
      <style:graphic-properties draw:stroke="none" draw:fill="none" fo:min-height="16.26cm"/>
    </style:style>
    <style:style style:name="pr1" style:family="presentation" style:parent-style-name="BrightBlue-title">
      <style:graphic-properties fo:min-height="3.506cm"/>
    </style:style>
    <style:style style:name="pr2" style:family="presentation" style:parent-style-name="BrightBlue-subtitle">
      <style:graphic-properties draw:fill-color="#ffffff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draw:auto-grow-height="true" fo:min-height="3.531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draw:auto-grow-height="true" fo:min-height="13.17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BrightBlue-title">
      <style:graphic-properties fo:min-height="3.531cm"/>
    </style:style>
    <style:style style:name="pr9" style:family="presentation" style:parent-style-name="BrightBlue-title">
      <style:graphic-properties draw:auto-grow-height="true" fo:min-height="3.467cm"/>
    </style:style>
    <style:style style:name="P1" style:family="paragraph">
      <loext:graphic-properties draw:fill-color="#ffffff"/>
      <style:text-properties fo:font-size="26pt" style:font-size-asian="26pt" style:font-size-complex="26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sercitazione3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GRUPPO 5:</text:p>
            <text:p/>
            <text:p>Stefano Lentini</text:p>
            <text:p>Davide Perinti</text:p>
            <text:p>Marco Turzi</text:p>
            <text:p>Andrea Zanni</text:p>
            <text:p>Leone Ruggiero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4" draw:layer="layout" svg:width="19.5cm" svg:height="3.531cm" svg:x="1.4cm" svg:y="0.768cm" presentation:class="title">
          <draw:text-box>
            <text:p>Client/Server senza Connessione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1">Efficienza:</text:span></text:p>
                <text:list>
                  <text:list-item>
                    <text:p><text:span text:style-name="T1">2 Server distinti a seconda della dimensione dei file per cui vengono utilizzati.</text:span></text:p>
                  </text:list-item>
                  <text:list-item>
                    <text:p><text:span text:style-name="T1">Server sequenziale: prestazioni elevate nel caso di file di piccole dimensioni.</text:span></text:p>
                  </text:list-item>
                  <text:list-item>
                    <text:p><text:span text:style-name="T1">Server parallelo: costi aggiuntivi dovuti alla creazione dei processi, vantaggioso nel caso di file di grandi dimensioni.</text:span></text:p>
                  </text:list-item>
                </text:list>
              </text:list-item>
              <text:list-item>
                <text:p><text:span text:style-name="T1">Personalizzazione:</text:span></text:p>
                <text:list>
                  <text:list-item>
                    <text:p><text:span text:style-name="T1">Possibilita’ di avere altri delimitatori.</text:span></text:p>
                    <text:p><text:span text:style-name="T1"/>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" draw:text-style-name="P3" draw:layer="layout" svg:width="12.446cm" svg:height="6.35cm" svg:x="1.27cm" svg:y="5.334cm">
          <text:p text:style-name="P3">Server Sequenziale e Paralleo </text:p>
          <text:p text:style-name="P3">realizzano lo stesso servizio.</text:p>
          <text:p text:style-name="P3"/>
          <text:p text:style-name="P3">Differiscono solo per la creazione</text:p>
          <text:p text:style-name="P3"><text:s/>del processo figlio.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.572cm" svg:y1="5.334cm" svg:x2="8.636cm" svg:y2="1.27cm">
          <text:p/>
        </draw:line>
        <draw:custom-shape draw:style-name="gr4" draw:text-style-name="P3" draw:layer="layout" svg:width="12.192cm" svg:height="6.35cm" svg:x="14.732cm" svg:y="5.334cm">
          <text:p text:style-name="P3">I delimitatori personalizzati sono passati </text:p>
          <text:p text:style-name="P3">come stringa all’ invocazione del Server.</text:p>
          <text:p text:style-name="P3"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3.368cm" svg:y1="11.684cm" svg:x2="16.51cm" svg:y2="15.24cm">
          <text:p/>
        </draw:line>
        <draw:frame draw:style-name="gr5" draw:text-style-name="P5" draw:layer="layout" svg:width="20.043cm" svg:height="4.518cm" svg:x="7.874cm" svg:y="0.054cm">
          <draw:text-box>
            <text:p>if(dim&gt;DIM_FILE){</text:p>
            <text:p><text:tab/><text:tab/><text:tab/>signal(SIGCHLD, gestore);</text:p>
            <text:p><text:tab/><text:tab/><text:tab/>if(fork()==0)</text:p>
            <text:p><text:tab/><text:tab/><text:tab/><text:tab/>maxlen = contaPiuLunga(sd, delen, fd, delimitatori);</text:p>
            <text:p><text:tab/><text:tab/>}else</text:p>
            <text:p><text:tab/><text:tab/><text:tab/>maxlen = contaPiuLunga(sd, delen, fd, delimitatori);</text:p>
          </draw:text-box>
        </draw:frame>
        <draw:frame draw:style-name="gr6" draw:text-style-name="P5" draw:layer="layout" svg:width="17.977cm" svg:height="5.94cm" svg:x="6.407cm" svg:y="14.478cm">
          <draw:text-box>
            <text:p>for(j=0; j&lt;delen &amp;&amp; !trovato; j++){</text:p>
            <text:p><text:tab/><text:tab/><text:tab/>if(c==delimitatori[j] || nread==0 || c==' ' || c=='\n'){</text:p>
            <text:p><text:tab/><text:tab/><text:tab/><text:tab/><text:tab/>trovato = true;</text:p>
            <text:p><text:tab/><text:tab/><text:tab/><text:tab/><text:tab/>if(maxlen&lt;i)</text:p>
            <text:p><text:tab/><text:tab/><text:tab/><text:tab/><text:tab/><text:tab/>maxlen=i;</text:p>
            <text:p><text:tab/><text:tab/><text:tab/><text:tab/><text:tab/>i=0;</text:p>
            <text:p><text:tab/><text:tab/><text:tab/>}</text:p>
            <text:p><text:tab/><text:tab/>}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8" draw:layer="layout" svg:width="19.936cm" svg:height="3.531cm" svg:x="1.4cm" svg:y="0.825cm" presentation:class="title" presentation:user-transformed="true">
          <draw:text-box>
            <text:p>Client/Server con Connessione</text:p>
          </draw:text-box>
        </draw:frame>
        <draw:frame presentation:style-name="pr5" draw:layer="layout" svg:width="25.199cm" svg:height="12.179cm" svg:x="1.4cm" svg:y="7.379cm" presentation:class="outline" presentation:user-transformed="true">
          <draw:text-box>
            <text:list text:style-name="L2">
              <text:list-item>
                <text:p>File System condiviso da piu’ utenti:</text:p>
                <text:list>
                  <text:list-item>
                    <text:p>Regolare l’ accesso allo stesso file.</text:p>
                  </text:list-item>
                  <text:list-item>
                    <text:p>Persistenza del file originari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3">
        <draw:frame presentation:style-name="pr9" draw:layer="layout" svg:width="19.5cm" svg:height="3.467cm" svg:x="1.4cm" svg:y="0.8cm" presentation:class="title">
          <draw:text-box>
            <text:p>Gestione dei file</text:p>
          </draw:text-box>
        </draw:frame>
        <draw:frame draw:style-name="gr7" draw:text-style-name="P6" draw:layer="layout" svg:width="26.924cm" svg:height="16.51cm" svg:x="2.286cm" svg:y="13.462cm">
          <draw:text-box>
            <text:p><text:span text:style-name="T1">fdc=open(strcat(pathFile,"noLinea"),O_CREAT | O_WRONLY);</text:span></text:p>
            <text:p><text:span text:style-name="T1"/></text:p>
            <text:p><text:span text:style-name="T1"><text:s text:c="16"/></text:span><text:span text:style-name="T1">printf("file creato fdc=%d, inizio a leggere\n",fdc);</text:span></text:p>
            <text:p><text:span text:style-name="T1"><text:s text:c="16"/></text:span><text:span text:style-name="T1">if(fdc!=-1){</text:span></text:p>
            <text:p><text:span text:style-name="T1"><text:s text:c="16"/></text:span><text:span text:style-name="T1">while((nread=read(sock, &amp;rec_c, sizeof(char)))&gt;0){</text:span></text:p>
            <text:p><text:span text:style-name="T1"><text:s text:c="20"/></text:span><text:span text:style-name="T1">write(fdc,&amp;rec_c,nread);</text:span></text:p>
            <text:p><text:span text:style-name="T1"><text:s text:c="16"/></text:span><text:span text:style-name="T1">}</text:span></text:p>
          </draw:text-box>
        </draw:frame>
        <draw:frame presentation:style-name="pr5" draw:layer="layout" svg:width="12.297cm" svg:height="8.802cm" svg:x="1.4cm" svg:y="4.914cm" presentation:class="outline" presentation:user-transformed="true">
          <draw:text-box>
            <text:list text:style-name="L2">
              <text:list-item>
                <text:p>I file, al momento della creazione, vengono rinominati. In tal modo I risultato sono leggibili da tutti gli utenti (ciascun utente riconosce la sua rchiesta).</text:p>
              </text:list-item>
            </text:list>
          </draw:text-box>
        </draw:frame>
        <draw:frame presentation:style-name="pr5" draw:layer="layout" svg:width="12.297cm" svg:height="8.802cm" svg:x="14.224cm" svg:y="4.914cm" presentation:class="outline" presentation:user-transformed="true">
          <draw:text-box>
            <text:list text:style-name="L2">
              <text:list-item>
                <text:p>In questo modo si evitano enche possibili conflitti, come la lettura di un file su cui un altro utente sta scrivendo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9" draw:layer="layout" svg:width="19.5cm" svg:height="3.467cm" svg:x="1.4cm" svg:y="0.8cm" presentation:class="title">
          <draw:text-box>
            <text:p>Conclusioni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La coppia Server senza Connessione parallelo/sequenziale e’ stato sintetizzata in un unico Server che cambia modo di operare in base alla dimensione del file.</text:p>
              </text:list-item>
              <text:list-item>
                <text:p>Il Cliente con Connessione, accettando il compromesso della ridenominazione, offre un servizio particolarmente adatto a molteplici clienti che hanno esigenze diverse sugli stessi file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top="0.4cm" fo:margin-bottom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top="0.3cm" fo:margin-bottom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top="0.2cm" fo:margin-bottom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top="0.1cm" fo:margin-bottom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top="0.1cm" fo:margin-bottom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top="0.1cm" fo:margin-bottom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top="0.1cm" fo:margin-bottom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top="0.1cm" fo:margin-bottom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8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9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0000000CC448E2A4E9CD80DF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3:11:53.654825235</meta:creation-date>
    <dc:date>2019-10-31T17:03:05.135888895</dc:date>
    <meta:editing-duration>PT52M52S</meta:editing-duration>
    <meta:editing-cycles>6</meta:editing-cycles>
    <meta:generator>LibreOffice/5.2.7.2$Linux_X86_64 LibreOffice_project/20m0$Build-2</meta:generator>
    <meta:document-statistic meta:object-count="74"/>
  </office:meta>
</office:document-meta>
</file>